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6923" officeooo:paragraph-rsid="000e6923"/>
    </style:style>
    <style:style style:name="P2" style:family="paragraph" style:parent-style-name="Standard">
      <style:text-properties officeooo:rsid="000e6923" officeooo:paragraph-rsid="000e72cf"/>
    </style:style>
    <style:style style:name="P3" style:family="paragraph" style:parent-style-name="Standard">
      <style:text-properties officeooo:rsid="00114180" officeooo:paragraph-rsid="00114180"/>
    </style:style>
    <style:style style:name="P4" style:family="paragraph" style:parent-style-name="Standard">
      <style:text-properties officeooo:rsid="0017a51a" officeooo:paragraph-rsid="0017a51a"/>
    </style:style>
    <style:style style:name="P5" style:family="paragraph" style:parent-style-name="Standard">
      <style:text-properties officeooo:rsid="000e6923" officeooo:paragraph-rsid="000e6923"/>
    </style:style>
    <style:style style:name="P6" style:family="paragraph" style:parent-style-name="Standard">
      <style:text-properties officeooo:rsid="001fe07e" officeooo:paragraph-rsid="001fe07e"/>
    </style:style>
    <style:style style:name="T1" style:family="text">
      <style:text-properties officeooo:rsid="000e72cf"/>
    </style:style>
    <style:style style:name="T2" style:family="text">
      <style:text-properties officeooo:rsid="001077c6"/>
    </style:style>
    <style:style style:name="T3" style:family="text">
      <style:text-properties officeooo:rsid="0014cac9"/>
    </style:style>
    <style:style style:name="T4" style:family="text">
      <style:text-properties officeooo:rsid="001c306c"/>
    </style:style>
    <style:style style:name="T5" style:family="text">
      <style:text-properties officeooo:rsid="001fe07e"/>
    </style:style>
    <style:style style:name="T6" style:family="text">
      <style:text-properties officeooo:rsid="002138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NLINE VOTING SYSTEM</text:p>
      <text:p text:style-name="P6">To reduce people gathering and to reduce expensiveness and fast counting we are using this</text:p>
      <text:p text:style-name="P1">1. Client will speak to the business head and tell about his requirements</text:p>
      <text:p text:style-name="P1">2. Business head will convey the requirements to developer side</text:p>
      <text:p text:style-name="P1">3. I am using Spiral mode<text:span text:style-name="T1">l</text:span></text:p>
      <text:p text:style-name="P1"><text:s text:c="8"/>planning</text:p>
      <text:p text:style-name="P1"><text:s text:c="8"/>Risk analysis</text:p>
      <text:p text:style-name="P1"><text:s text:c="8"/>Engineering</text:p>
      <text:p text:style-name="P1"><text:s text:c="8"/>evaluation</text:p>
      <text:p text:style-name="P1"/>
      <text:p text:style-name="P1"/>
      <text:p text:style-name="P1">HOW DOES THE PROJECT WORK?</text:p>
      <text:p text:style-name="P1">1. CLIENT SERVER</text:p>
      <text:p text:style-name="P1">2. ADMIN SERVER</text:p>
      <text:p text:style-name="P1"/>
      <text:p text:style-name="P2">* <text:span text:style-name="T1">R</text:span>egistration has to be done who can vote onl<text:span text:style-name="T1">ine and offline</text:span></text:p>
      <text:p text:style-name="P2">* <text:span text:style-name="T1">Voting time is specified</text:span></text:p>
      <text:p text:style-name="P2">* <text:span text:style-name="T1">At the time of registration security questions has to be asked</text:span></text:p>
      <text:p text:style-name="P2">* <text:span text:style-name="T1">In the login page login through Aadhar card, OTP will be sent to the registered mobile number</text:span></text:p>
      <text:p text:style-name="P2">* <text:span text:style-name="T6">Next it will ask for security questions everything is correct it will take on to voting page</text:span></text:p>
      <text:p text:style-name="P2">* <text:span text:style-name="T6">Person name with his party sign is mentioned you can click on that and you can vote</text:span></text:p>
      <text:p text:style-name="P2">* <text:span text:style-name="T6">Confirmation sent into RMN that you have voted</text:span></text:p>
      <text:p text:style-name="P2">* <text:span text:style-name="T1">You are given a time of 3 minutes if you can’t vote in that specified time you are kept in hold for 30 minutes and again a message is sent into RMS that you can vote</text:span></text:p>
      <text:p text:style-name="P2">* <text:span text:style-name="T2">Again if you try to login it will show you have only one opportunity to vote</text:span></text:p>
      <text:p text:style-name="P2"/>
      <text:p text:style-name="P3">Admin server</text:p>
      <text:p text:style-name="P3">* <text:span text:style-name="T6">A</text:span>ble to see how many members has voted and a clear distinguish of votes based on the parties</text:p>
      <text:p text:style-name="P3">* <text:span text:style-name="T6">I</text:span>f a person doesn’t vote within 3 minutes has to solve the problem and given a re chance to vote</text:p>
      <text:p text:style-name="P3">* <text:span text:style-name="T6">D</text:span>isplay the result</text:p>
      <text:p text:style-name="P3"><text:s/>All users can login the voter page after 30 minutes of <text:span text:style-name="T3">completion of </text:span>voting period and results are displayed on that</text:p>
      <text:p text:style-name="P3"/>
      <text:p text:style-name="P4">Problems</text:p>
      <text:p text:style-name="P4">Recounting is not possible</text:p>
      <text:p text:style-name="P4">Security cannot be guaranteed</text:p>
      <text:p text:style-name="P4">Cyber security risk</text:p>
      <text:p text:style-name="P4">no computer is 100 percent un <text:span text:style-name="T5">hack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07:19:31.415000000</meta:creation-date>
    <dc:date>2021-09-13T21:54:59.327000000</dc:date>
    <meta:editing-duration>PT58M54S</meta:editing-duration>
    <meta:editing-cycles>11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1" meta:word-count="295" meta:character-count="1582" meta:non-whitespace-character-count="1285"/>
  </office:meta>
</office:document-meta>
</file>